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,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ytnik kart SD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table:formula="of:=SUM([.E2:.E4])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zampon przeciwłupieżowy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Kredyt Opłacenie studiów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Żyletki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tyczki do uszu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 table:formula="of:=SUM([.I3:.I9])" office:value-type="float" office:value="1574.99" calcext:value-type="float">
            <text:p>1574,99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220" calcext:value-type="float">
            <text:p>22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BL Flip 5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rescue time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lumosity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 xiaomi redmi note 13 pro+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danzosytems.com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0.10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style-name="ce2" table:formula="of:=SUM([.I24:.I27])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.00.0000</text:date>, <text:time style:data-style-name="N2" text:time-value="20:26:57.2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12-18T22:56:05.692000000</dc:date>
    <meta:editing-duration>PT12H12M49S</meta:editing-duration>
    <meta:editing-cycles>56</meta:editing-cycles>
    <meta:generator>LibreOffice/24.2.4.2$Windows_X86_64 LibreOffice_project/51a6219feb6075d9a4c46691dcfe0cd9c4fff3c2</meta:generator>
    <meta:document-statistic meta:table-count="1" meta:cell-count="111" meta:object-count="0"/>
  </office:meta>
</office:document-meta>
</file>